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yrdokument</text:h>
      <text:h text:style-name="Heading_20_2" text:outline-level="2">Dokumentationen</text:h>
      <text:p text:style-name="Text_20_body">Behövs inte läsas i någon speciell ordning.</text:p>
      <text:p text:style-name="Text_20_body">Men förslagsvis börja med <text:span text:style-name="T1">Visionen</text:span> följt av <text:span text:style-name="T1">Product backlog v2</text:span> för att skaffa sig en bra uppfattning om vad projektet är och vad det ska innehålla.</text:p>
      <text:p text:style-name="Text_20_body"><text:span text:style-name="T1">Itterationsplanerna</text:span> är samlade i ett dokument, med en tabell vecka för vecka. Den kan kännas aningen "halvklar" för det finns många "påbörjad" status. Det betyder mer eller mindre att jag inte han med att göra klart den funktionalliteten den veckan även om arbetet med funktionalliteten var klart.</text:p>
      <text:p text:style-name="Text_20_body">Itterationsplanerna kan läsas tillsammans med Sprint-review för att skaffa sig en bättre uppfattning om den veckans arbete.</text:p>
      <text:h text:style-name="Heading_20_2" text:outline-level="2">Tester</text:h>
      <text:p text:style-name="Text_20_body">Alla tester finns i mappen "Tester" som html-filer. De är indelade i mappar om datum då testerna gjorts tillsammans med en liten text-fil med extra tankar och reflektioner angående tesningen.</text:p>
      <text:p text:style-name="Text_20_body">Testerna är utförda med rspec och koden finnes i katalogen:"~/spec/" med två olika typer av tester, Model och Requests.</text:p>
      <text:p text:style-name="Text_20_body">Model testar funktionalitet i varje modell / objekt.</text:p>
      <text:p text:style-name="Text_20_body">Requestst-tester simulrerar besök på sidor. Kan fylla i text, klicka på länkar och mycket mer. Används för att testa att det går att ladda sidor, att saker sparas i databasen när man fyller i formulär. Att det visas felmeddelanden när något går snett o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40S</meta:editing-duration>
    <meta:editing-cycles>3</meta:editing-cycles>
    <meta:generator>OpenOffice/4.0.1$Win32 OpenOffice.org_project/401m5$Build-9714</meta:generator>
    <dc:date>2014-06-03T17:02:46.99</dc:date>
    <meta:document-statistic meta:table-count="0" meta:image-count="0" meta:object-count="0" meta:page-count="1" meta:paragraph-count="11" meta:word-count="201" meta:character-count="1260"/>
    <meta:user-defined meta:name="Info 1"/>
    <meta:user-defined meta:name="Info 2"/>
    <meta:user-defined meta:name="Info 3"/>
    <meta:user-defined meta:name="Info 4"/>
  </office:meta>
</office:document-meta>
</file>